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603cm" fo:min-width="4.52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5.413cm" fo:min-width="5.798cm" fo:padding-top="0.151cm" fo:padding-bottom="0.151cm" fo:padding-left="0.276cm" fo:padding-right="0.276cm" draw:shadow="hidden"/>
      <style:paragraph-properties style:writing-mode="lr-tb"/>
    </style:style>
    <style:style style:name="gr4" style:family="graphic" style:parent-style-name="standard">
      <style:graphic-properties svg:stroke-width="0.053cm" svg:stroke-color="#6b2394" draw:marker-start-width="0.279cm" draw:marker-end-width="0.279cm" draw:fill="none" draw:fill-color="#729fcf" draw:opacity="50%" draw:textarea-horizontal-align="justify" draw:textarea-vertical-align="top" draw:auto-grow-height="false" fo:min-height="9.858cm" fo:min-width="15.006cm" fo:padding-top="0.151cm" fo:padding-bottom="0.151cm" fo:padding-left="0.276cm" fo:padding-right="0.276cm" draw:shadow="hidden"/>
      <style:paragraph-properties style:writing-mode="lr-tb"/>
    </style:style>
    <style:style style:name="gr5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7.953cm" fo:min-width="5.798cm" fo:padding-top="0.151cm" fo:padding-bottom="0.151cm" fo:padding-left="0.276cm" fo:padding-right="0.276cm" draw:shadow="hidden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2.873cm" fo:min-width="5.798cm" fo:padding-top="0.151cm" fo:padding-bottom="0.151cm" fo:padding-left="0.276cm" fo:padding-right="0.276cm" draw:shadow="hidden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755cm" fo:min-width="1.406cm"/>
    </style:style>
    <style:style style:name="gr12" style:family="graphic" style:parent-style-name="standard">
      <style:graphic-properties svg:stroke-width="0.053cm" svg:stroke-color="#6b2394" draw:marker-start-width="0.279cm" draw:marker-end-width="0.279cm" draw:fill="none" draw:textarea-horizontal-align="justify" draw:textarea-vertical-align="top" draw:auto-grow-height="false" fo:min-height="1.603cm" fo:min-width="5.798cm" fo:padding-top="0.151cm" fo:padding-bottom="0.151cm" fo:padding-left="0.276cm" fo:padding-right="0.276cm" draw:shadow="hidden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</style:style>
    <style:style style:name="P5" style:family="paragraph">
      <loext:graphic-properties draw:fill="none" draw:fill-color="#729fcf" draw:opacity="50%"/>
      <style:paragraph-properties fo:text-align="start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4.492cm" svg:y="15.055cm">
          <text:p text:style-name="P1"><text:span text:style-name="T1">snapcast</text:span></text:p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08cm" svg:height="1.905cm" svg:x="4.492cm" svg:y="17.165cm">
          <text:p text:style-name="P1">hifiberry DAC + AMP hardwar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35cm" svg:height="5.715cm" svg:x="3.857cm" svg:y="13.785cm">
          <text:p text:style-name="P3">raspberry pi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558cm" svg:height="10.16cm" svg:x="1cm" svg:y="1.317cm">
          <text:p text:style-name="P3">home server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08cm" svg:height="1.27cm" svg:x="10.843cm" svg:y="4.175cm">
          <text:p text:style-name="P1"><text:span text:style-name="T1">ampd</text:span></text:p>
          <text:p text:style-name="P1">web UI serv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08cm" svg:height="1.27cm" svg:x="4.493cm" svg:y="4.175cm">
          <text:p text:style-name="P1"><text:span text:style-name="T1">mpd</text:span></text:p>
          <text:p text:style-name="P1">music serve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8.255cm" svg:x="21.003cm" svg:y="1.318cm">
          <text:p text:style-name="P3">laptop/phone</text:p>
          <text:p text:style-name="P3">music control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08cm" svg:height="1.27cm" svg:x="21.638cm" svg:y="4.176cm">
          <text:p text:style-name="P1">music controller tab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08cm" svg:height="1.27cm" svg:x="4.493cm" svg:y="7.668cm">
          <text:p text:style-name="P1"><text:span text:style-name="T1">snapserver</text:span></text:p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curve" svg:x1="7.033cm" svg:y1="5.445cm" svg:x2="7.033cm" svg:y2="7.668cm" draw:start-shape="id1" draw:start-glue-point="2" draw:end-shape="id2" draw:end-glue-point="0" svg:d="M7033 5445v2223" svg:viewBox="0 0 1 2224">
          <text:p text:style-name="P6">named pipe /var/run/snapserver/snapfifo</text:p>
        </draw:connector>
        <draw:custom-shape draw:style-name="gr1" draw:text-style-name="P2" xml:id="id3" draw:id="id3" draw:layer="layout" svg:width="5.08cm" svg:height="1.27cm" svg:x="4.492cm" svg:y="15.055cm">
          <text:p text:style-name="P1"><text:span text:style-name="T1">snapcast</text:span></text:p>
          <text:p text:style-name="P1">client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572cm" svg:height="1.673cm" svg:x="7.35cm" svg:y="5.763cm">
          <draw:text-box>
            <text:p><text:span text:style-name="T2">named pipe</text:span></text:p>
            <text:p><text:span text:style-name="T2">/var/run/snapserver/snapfifo</text:span></text:p>
          </draw:text-box>
        </draw:frame>
        <draw:connector draw:style-name="gr8" draw:text-style-name="P8" draw:layer="layout" draw:type="curve" svg:x1="7.032cm" svg:y1="15.055cm" svg:x2="7.033cm" svg:y2="8.938cm" draw:start-shape="id3" draw:start-glue-point="0" draw:end-shape="id2" draw:end-glue-point="2" svg:d="M7032 15055c0-4587 1-1529 1-6117" svg:viewBox="0 0 2 6118">
          <text:p/>
        </draw:connector>
        <draw:frame draw:style-name="gr9" draw:text-style-name="P7" draw:layer="layout" svg:width="3.493cm" svg:height="1.27cm" svg:x="7.667cm" svg:y="12.43cm">
          <draw:text-box>
            <text:p><text:span text:style-name="T2">TCP 1780</text:span></text:p>
          </draw:text-box>
        </draw:frame>
        <draw:custom-shape draw:style-name="gr10" draw:text-style-name="P4" draw:layer="layout" svg:width="6.35cm" svg:height="3.175cm" svg:x="21.003cm" svg:y="10.525cm">
          <text:p text:style-name="P3">pi bluetooth listen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.08cm" svg:height="1.27cm" svg:x="21.637cm" svg:y="11.795cm">
          <text:p text:style-name="P1">pulseaudio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13.065cm" svg:y1="9.572cm" svg:x2="9.573cm" svg:y2="8.303cm" draw:start-shape="id4" draw:start-glue-point="0" draw:end-shape="id2" draw:end-glue-point="1" svg:d="M13065 9572c0-846-1164-1269-3492-1269" svg:viewBox="0 0 3493 1270">
          <text:p/>
        </draw:connector>
        <draw:frame draw:style-name="gr9" draw:text-style-name="P7" draw:layer="layout" svg:width="3.492cm" svg:height="1.27cm" svg:x="12.748cm" svg:y="8.62cm">
          <draw:text-box>
            <text:p><text:span text:style-name="T2">TCP 1790</text:span></text:p>
          </draw:text-box>
        </draw:frame>
        <draw:custom-shape draw:style-name="gr1" draw:text-style-name="P2" xml:id="id10" draw:id="id10" draw:layer="layout" svg:width="5.08cm" svg:height="1.27cm" svg:x="10.843cm" svg:y="2.27cm">
          <text:p text:style-name="P1"><text:span text:style-name="T1">mpc</text:span></text:p>
          <text:p text:style-name="P1">update CLI</text:p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1.905cm" svg:height="1.905cm" svg:x="1.635cm" svg:y="3.8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8" draw:text-style-name="P8" draw:layer="layout" draw:type="curve" svg:x1="3.54cm" svg:y1="4.811cm" svg:x2="4.493cm" svg:y2="4.81cm" draw:start-shape="id5" draw:start-glue-point="8" draw:end-shape="id1" draw:end-glue-point="3" svg:d="M3540 4811c696 0 220-1 953-1" svg:viewBox="0 0 954 2">
          <text:p/>
        </draw:connector>
        <draw:connector draw:style-name="gr8" draw:text-style-name="P8" draw:layer="layout" draw:type="curve" svg:x1="21.638cm" svg:y1="4.811cm" svg:x2="15.923cm" svg:y2="4.81cm" draw:start-shape="id6" draw:start-glue-point="3" draw:end-shape="id7" draw:end-glue-point="1" svg:d="M21638 4811c-4285 0-1428-1-5715-1" svg:viewBox="0 0 5716 2">
          <text:p/>
        </draw:connector>
        <draw:custom-shape draw:style-name="gr1" draw:text-style-name="P2" xml:id="id9" draw:id="id9" draw:layer="layout" svg:width="5.08cm" svg:height="1.27cm" svg:x="4.493cm" svg:y="4.175cm">
          <text:p text:style-name="P1"><text:span text:style-name="T1">mpd</text:span></text:p>
          <text:p text:style-name="P1">music server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128cm" svg:height="1.27cm" svg:x="16.875cm" svg:y="3.858cm">
          <draw:text-box>
            <text:p><text:span text:style-name="T2">HTTP:6680</text:span></text:p>
          </draw:text-box>
        </draw:frame>
        <draw:frame draw:style-name="gr9" draw:text-style-name="P7" draw:layer="layout" svg:width="4.128cm" svg:height="1.27cm" svg:x="16.874cm" svg:y="7.032cm">
          <draw:text-box>
            <text:p><text:span text:style-name="T2">HTTP:1780</text:span></text:p>
          </draw:text-box>
        </draw:frame>
        <draw:custom-shape draw:style-name="gr1" draw:text-style-name="P2" xml:id="id8" draw:id="id8" draw:layer="layout" svg:width="5.08cm" svg:height="1.27cm" svg:x="21.638cm" svg:y="6.08cm">
          <text:p text:style-name="P1">audio routing tab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21.638cm" svg:y1="6.715cm" svg:x2="9.573cm" svg:y2="8.303cm" draw:start-shape="id8" draw:start-glue-point="3" draw:end-shape="id2" draw:end-glue-point="1" svg:d="M21638 6715c-9048 0-3016 1588-12065 1588" svg:viewBox="0 0 12066 1589">
          <text:p/>
        </draw:connector>
        <draw:connector draw:style-name="gr8" draw:text-style-name="P8" draw:layer="layout" draw:type="curve" svg:x1="10.843cm" svg:y1="4.81cm" svg:x2="9.573cm" svg:y2="4.81cm" draw:start-shape="id7" draw:start-glue-point="3" draw:end-shape="id9" draw:end-glue-point="1" svg:d="M10843 4810h-1270" svg:viewBox="0 0 1271 1">
          <text:p/>
        </draw:connector>
        <draw:connector draw:style-name="gr8" draw:text-style-name="P8" draw:layer="layout" draw:type="curve" svg:x1="10.843cm" svg:y1="2.905cm" svg:x2="9.573cm" svg:y2="4.81cm" draw:start-shape="id10" draw:start-glue-point="3" draw:end-shape="id9" draw:end-glue-point="1" svg:d="M10843 2905c-952 0-318 1905-1270 1905" svg:viewBox="0 0 1271 1906">
          <text:p/>
        </draw:connector>
        <draw:connector draw:style-name="gr8" draw:text-style-name="P8" draw:layer="layout" draw:type="curve" svg:x1="7.032cm" svg:y1="16.325cm" svg:x2="7.032cm" svg:y2="17.165cm" draw:start-shape="id3" draw:start-glue-point="2" draw:end-shape="id11" draw:end-glue-point="0" svg:d="M7032 16325v840" svg:viewBox="0 0 1 841">
          <text:p/>
        </draw:connector>
        <draw:custom-shape draw:style-name="gr1" draw:text-style-name="P2" xml:id="id4" draw:id="id4" draw:layer="layout" svg:width="5.08cm" svg:height="1.27cm" svg:x="10.525cm" svg:y="9.572cm">
          <text:p text:style-name="P1"><text:span text:style-name="T1">rtp-listener</text:span></text:p>
          <text:p text:style-name="P1">transcode script</text:p>
          <draw:enhanced-geometry svg:viewBox="0 0 21600 21600" draw:type="rectangle" draw:enhanced-path="M 0 0 L 21600 0 21600 21600 0 21600 0 0 Z N"/>
        </draw:custom-shape>
        <draw:custom-shape draw:style-name="gr12" draw:text-style-name="P4" xml:id="id13" draw:id="id13" draw:layer="layout" svg:width="6.35cm" svg:height="1.905cm" svg:x="21.002cm" svg:y="15.287cm">
          <text:p text:style-name="P3">tablet/phone bluetooth source</text:p>
          <draw:enhanced-geometry svg:viewBox="0 0 21600 21600" draw:type="rectangle" draw:enhanced-path="M 0 0 L 21600 0 21600 21600 0 21600 0 0 Z N"/>
        </draw:custom-shape>
        <draw:connector draw:style-name="gr8" draw:text-style-name="P8" draw:layer="layout" draw:type="curve" svg:x1="21.637cm" svg:y1="12.43cm" svg:x2="15.605cm" svg:y2="10.207cm" draw:start-shape="id12" draw:start-glue-point="3" draw:end-shape="id4" draw:end-glue-point="1" svg:d="M21637 12430c-4524 0-1508-2223-6032-2223" svg:viewBox="0 0 6033 2224">
          <text:p/>
        </draw:connector>
        <draw:connector draw:style-name="gr8" draw:text-style-name="P8" draw:layer="layout" draw:type="curve" svg:x1="24.177cm" svg:y1="15.287cm" svg:x2="24.177cm" svg:y2="13.065cm" draw:start-shape="id13" draw:start-glue-point="0" draw:end-shape="id12" draw:end-glue-point="2" svg:d="M24177 15287v-2222" svg:viewBox="0 0 1 2223">
          <text:p/>
        </draw:connector>
        <draw:frame draw:style-name="gr9" draw:text-style-name="P7" draw:layer="layout" svg:width="4.128cm" svg:height="1.27cm" svg:x="16.557cm" svg:y="10.842cm">
          <draw:text-box>
            <text:p><text:span text:style-name="T2">multicast rtp</text:span></text:p>
          </draw:text-box>
        </draw:frame>
        <draw:frame draw:style-name="gr9" draw:text-style-name="P7" draw:layer="layout" svg:width="4.128cm" svg:height="1.27cm" svg:x="24.494cm" svg:y="14.017cm">
          <draw:text-box>
            <text:p><text:span text:style-name="T2">bluetooth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thor</meta:initial-creator>
    <meta:creation-date>2023-01-15T11:43:15.190008256</meta:creation-date>
    <dc:date>2023-02-05T13:08:18.595880642</dc:date>
    <dc:creator>author</dc:creator>
    <meta:editing-duration>P10DT15H13M12S</meta:editing-duration>
    <meta:editing-cycles>4</meta:editing-cycles>
    <meta:generator>LibreOffice/7.3.7.2$Linux_X86_64 LibreOffice_project/30$Build-2</meta:generator>
    <meta:document-statistic meta:object-count="36"/>
  </office:meta>
</office:document-meta>
</file>